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2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835cm" fo:min-width="1.295cm"/>
      <style:paragraph-properties style:writing-mode="lr-tb"/>
    </style:style>
    <style:style style:name="gr4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8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8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825cm" fo:min-width="2.719cm"/>
      <style:paragraph-properties style:writing-mode="lr-tb"/>
    </style:style>
    <style:style style:name="gr10" style:family="graphic" style:parent-style-name="standard">
      <style:graphic-properties svg:stroke-width="0.1cm" svg:stroke-color="#472702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ot" svg:stroke-width="0.1cm" svg:stroke-color="#472702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7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90066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7cm" svg:height="1.039cm" svg:x="3.06cm" svg:y="3.357cm">
          <draw:text-box>
            <text:p><text:span text:style-name="T1"/></text:p>
            <text:p><text:span text:style-name="T1">10.1.1.100</text:span></text:p>
          </draw:text-box>
        </draw:frame>
        <draw:line draw:style-name="gr2" draw:text-style-name="P2" draw:layer="layout" svg:x1="1.851cm" svg:y1="4.656cm" svg:x2="7.726cm" svg:y2="4.602cm">
          <text:p/>
        </draw:line>
        <draw:custom-shape draw:style-name="gr3" draw:text-style-name="P4" draw:layer="layout" svg:width="1.795cm" svg:height="1.085cm" svg:x="2.723cm" svg:y="2.631cm">
          <text:p text:style-name="P3"><text:span text:style-name="T2">s01</text:span></text:p>
          <text:p text:style-name="P3"><text:span text:style-name="T3"/></text:p>
          <text:p text:style-name="P3"><text:span text:style-name="T2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159cm" svg:y1="4.546cm" svg:x2="3.159cm" svg:y2="3.718cm">
          <text:p/>
        </draw:line>
        <draw:frame draw:style-name="gr1" draw:text-style-name="P1" draw:layer="layout" svg:width="2.157cm" svg:height="1.039cm" svg:x="14.16cm" svg:y="3.344cm">
          <draw:text-box>
            <text:p><text:span text:style-name="T1"/></text:p>
            <text:p><text:span text:style-name="T1">10.2.1.100</text:span></text:p>
          </draw:text-box>
        </draw:frame>
        <draw:line draw:style-name="gr5" draw:text-style-name="P2" draw:layer="layout" svg:x1="10.294cm" svg:y1="4.618cm" svg:x2="15.826cm" svg:y2="4.589cm">
          <text:p/>
        </draw:line>
        <draw:line draw:style-name="gr6" draw:text-style-name="P2" draw:layer="layout" svg:x1="14.184cm" svg:y1="4.563cm" svg:x2="14.184cm" svg:y2="3.684cm">
          <text:p/>
        </draw:line>
        <draw:custom-shape draw:style-name="gr3" draw:text-style-name="P4" draw:layer="layout" svg:width="1.795cm" svg:height="1.085cm" svg:x="13.823cm" svg:y="2.618cm">
          <text:p text:style-name="P3"><text:span text:style-name="T2">s</text:span><text:span text:style-name="T2">0</text:span><text:span text:style-name="T2">2</text:span></text:p>
          <text:p text:style-name="P3"><text:span text:style-name="T3"/></text:p>
          <text:p text:style-name="P3"><text:span text:style-name="T2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68cm" svg:y1="8.589cm" svg:x2="13.11cm" svg:y2="8.589cm">
          <text:p/>
        </draw:line>
        <draw:line draw:style-name="gr8" draw:text-style-name="P2" draw:layer="layout" svg:x1="12.356cm" svg:y1="8.562cm" svg:x2="12.334cm" svg:y2="7.566cm">
          <text:p/>
        </draw:line>
        <draw:line draw:style-name="gr8" draw:text-style-name="P2" draw:layer="layout" svg:x1="8.356cm" svg:y1="8.511cm" svg:x2="8.334cm" svg:y2="7.515cm">
          <text:p/>
        </draw:line>
        <draw:frame draw:style-name="gr1" draw:text-style-name="P1" draw:layer="layout" svg:width="2.157cm" svg:height="1.039cm" svg:x="6.455cm" svg:y="7.251cm">
          <draw:text-box>
            <text:p><text:span text:style-name="T1"/></text:p>
            <text:p><text:span text:style-name="T1">10.3.1.11</text:span></text:p>
          </draw:text-box>
        </draw:frame>
        <draw:frame draw:style-name="gr1" draw:text-style-name="P1" draw:layer="layout" svg:width="2.157cm" svg:height="1.039cm" svg:x="6.055cm" svg:y="4.351cm">
          <draw:text-box>
            <text:p><text:span text:style-name="T1"/></text:p>
            <text:p><text:span text:style-name="T1">10.1.1.1</text:span></text:p>
          </draw:text-box>
        </draw:frame>
        <draw:frame draw:style-name="gr1" draw:text-style-name="P1" draw:layer="layout" svg:width="2.157cm" svg:height="1.039cm" svg:x="10.556cm" svg:y="7.252cm">
          <draw:text-box>
            <text:p><text:span text:style-name="T1"/></text:p>
            <text:p><text:span text:style-name="T1">1</text:span><text:span text:style-name="T1">0</text:span><text:span text:style-name="T1">.</text:span><text:span text:style-name="T1">3</text:span><text:span text:style-name="T1">.</text:span><text:span text:style-name="T1">1</text:span><text:span text:style-name="T1">.</text:span><text:span text:style-name="T1">2</text:span><text:span text:style-name="T1">1</text:span></text:p>
          </draw:text-box>
        </draw:frame>
        <draw:g>
          <draw:custom-shape draw:style-name="gr9" draw:text-style-name="P4" draw:layer="layout" svg:width="3.219cm" svg:height="2.075cm" svg:x="5.707cm" svg:y="5.524cm">
            <text:p text:style-name="P3"><text:span text:style-name="T2">g</text:span><text:span text:style-name="T2">w</text:span><text:span text:style-name="T2">0</text:span><text:span text:style-name="T2">1</text:span></text:p>
            <text:p text:style-name="P3"><text:span text:style-name="T3"/></text:p>
            <text:p text:style-name="P3"><text:span text:style-name="T2"><text:s/></text:span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8.667cm" svg:y1="7.446cm" svg:x2="8.645cm" svg:y2="6.45cm">
            <text:p/>
          </draw:line>
          <draw:frame draw:style-name="gr1" draw:text-style-name="P6" draw:layer="layout" svg:width="2.327cm" svg:height="1.039cm" svg:x="6.351cm" svg:y="6.551cm">
            <draw:text-box>
              <text:p text:style-name="P5"><text:span text:style-name="T1">t</text:span><text:span text:style-name="T1">u</text:span><text:span text:style-name="T1">n</text:span><text:span text:style-name="T1">1</text:span></text:p>
              <text:p text:style-name="P5"><text:span text:style-name="T1">1</text:span><text:span text:style-name="T1">7</text:span><text:span text:style-name="T1">2</text:span><text:span text:style-name="T1">.</text:span><text:span text:style-name="T1">1</text:span><text:span text:style-name="T1">6</text:span><text:span text:style-name="T1">.</text:span><text:span text:style-name="T1">1</text:span><text:span text:style-name="T1">.</text:span><text:span text:style-name="T1">1</text:span><text:span text:style-name="T1">1</text:span></text:p>
            </draw:text-box>
          </draw:frame>
        </draw:g>
        <draw:line draw:style-name="gr4" draw:text-style-name="P2" draw:layer="layout" svg:x1="6.059cm" svg:y1="5.446cm" svg:x2="6.059cm" svg:y2="4.618cm">
          <text:p/>
        </draw:line>
        <draw:custom-shape draw:style-name="gr9" draw:text-style-name="P4" draw:layer="layout" svg:width="3.219cm" svg:height="2.075cm" svg:x="9.807cm" svg:y="5.524cm">
          <text:p text:style-name="P3"><text:span text:style-name="T2">gw02</text:span></text:p>
          <text:p text:style-name="P3"><text:span text:style-name="T3"/></text:p>
          <text:p text:style-name="P3"><text:span text:style-name="T2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767cm" svg:y1="7.446cm" svg:x2="12.745cm" svg:y2="6.45cm">
          <text:p/>
        </draw:line>
        <draw:frame draw:style-name="gr1" draw:text-style-name="P6" draw:layer="layout" svg:width="2.352cm" svg:height="1.039cm" svg:x="10.451cm" svg:y="6.551cm">
          <draw:text-box>
            <text:p text:style-name="P5"><text:span text:style-name="T1">tun1</text:span></text:p>
            <text:p text:style-name="P5"><text:span text:style-name="T1">172.16.1.21</text:span></text:p>
          </draw:text-box>
        </draw:frame>
        <draw:line draw:style-name="gr11" draw:text-style-name="P2" draw:layer="layout" svg:x1="12.788cm" svg:y1="8.26cm" svg:x2="12.771cm" svg:y2="7.36cm">
          <text:p/>
        </draw:line>
        <draw:line draw:style-name="gr11" draw:text-style-name="P2" draw:layer="layout" svg:x1="12.789cm" svg:y1="8.36cm" svg:x2="8.664cm" svg:y2="8.386cm">
          <text:p/>
        </draw:line>
        <draw:line draw:style-name="gr11" draw:text-style-name="P2" draw:layer="layout" svg:x1="8.689cm" svg:y1="8.26cm" svg:x2="8.672cm" svg:y2="7.36cm">
          <text:p/>
        </draw:line>
        <draw:line draw:style-name="gr6" draw:text-style-name="P2" draw:layer="layout" svg:x1="11.284cm" svg:y1="5.464cm" svg:x2="11.284cm" svg:y2="4.585cm">
          <text:p/>
        </draw:line>
        <draw:frame draw:style-name="gr12" draw:text-style-name="P1" draw:layer="layout" svg:width="2.255cm" svg:height="1.039cm" svg:x="2.261cm" svg:y="4.785cm">
          <draw:text-box>
            <text:p><text:span text:style-name="T1">b</text:span><text:span text:style-name="T1">l</text:span><text:span text:style-name="T1">u</text:span><text:span text:style-name="T1">e</text:span></text:p>
            <text:p><text:span text:style-name="T1">1</text:span><text:span text:style-name="T1">0</text:span><text:span text:style-name="T1">.</text:span><text:span text:style-name="T1">1</text:span><text:span text:style-name="T1">.</text:span><text:span text:style-name="T1">1</text:span><text:span text:style-name="T1">.</text:span><text:span text:style-name="T1">0</text:span><text:span text:style-name="T1">/</text:span><text:span text:style-name="T1">2</text:span><text:span text:style-name="T1">4</text:span></text:p>
          </draw:text-box>
        </draw:frame>
        <draw:frame draw:style-name="gr12" draw:text-style-name="P1" draw:layer="layout" svg:width="2.255cm" svg:height="1.039cm" svg:x="13.962cm" svg:y="4.786cm">
          <draw:text-box>
            <text:p><text:span text:style-name="T1">o</text:span><text:span text:style-name="T1">r</text:span><text:span text:style-name="T1">a</text:span><text:span text:style-name="T1">n</text:span><text:span text:style-name="T1">g</text:span><text:span text:style-name="T1">e</text:span></text:p>
            <text:p><text:span text:style-name="T1">1</text:span><text:span text:style-name="T1">0</text:span><text:span text:style-name="T1">.</text:span><text:span text:style-name="T1">2</text:span><text:span text:style-name="T1">.</text:span><text:span text:style-name="T1">1</text:span><text:span text:style-name="T1">.</text:span><text:span text:style-name="T1">0</text:span><text:span text:style-name="T1">/</text:span><text:span text:style-name="T1">2</text:span><text:span text:style-name="T1">4</text:span></text:p>
          </draw:text-box>
        </draw:frame>
        <draw:frame draw:style-name="gr12" draw:text-style-name="P1" draw:layer="layout" svg:width="2.945cm" svg:height="1.039cm" svg:x="6.063cm" svg:y="8.687cm">
          <draw:text-box>
            <text:p><text:span text:style-name="T1">Red (untrusted)</text:span></text:p>
            <text:p><text:span text:style-name="T1">10.3.1.0/24</text:span></text:p>
          </draw:text-box>
        </draw:frame>
        <draw:frame draw:style-name="gr1" draw:text-style-name="P1" draw:layer="layout" svg:width="2.157cm" svg:height="1.039cm" svg:x="3.06cm" svg:y="12.456cm">
          <draw:text-box>
            <text:p><text:span text:style-name="T1"/></text:p>
            <text:p><text:span text:style-name="T1">10.1.1.1</text:span><text:span text:style-name="T1">00</text:span></text:p>
          </draw:text-box>
        </draw:frame>
        <draw:line draw:style-name="gr2" draw:text-style-name="P2" draw:layer="layout" svg:x1="1.851cm" svg:y1="13.755cm" svg:x2="7.726cm" svg:y2="13.701cm">
          <text:p/>
        </draw:line>
        <draw:custom-shape draw:style-name="gr3" draw:text-style-name="P4" draw:layer="layout" svg:width="1.795cm" svg:height="1.085cm" svg:x="2.723cm" svg:y="11.73cm">
          <text:p text:style-name="P3"><text:span text:style-name="T2">s</text:span><text:span text:style-name="T2">0</text:span><text:span text:style-name="T2">1</text:span></text:p>
          <text:p text:style-name="P3"><text:span text:style-name="T3"/></text:p>
          <text:p text:style-name="P3"><text:span text:style-name="T2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159cm" svg:y1="13.645cm" svg:x2="3.159cm" svg:y2="12.817cm">
          <text:p/>
        </draw:line>
        <draw:line draw:style-name="gr7" draw:text-style-name="P2" draw:layer="layout" svg:x1="5.68cm" svg:y1="17.688cm" svg:x2="13.11cm" svg:y2="17.688cm">
          <text:p/>
        </draw:line>
        <draw:line draw:style-name="gr8" draw:text-style-name="P2" draw:layer="layout" svg:x1="12.356cm" svg:y1="17.661cm" svg:x2="12.334cm" svg:y2="16.665cm">
          <text:p/>
        </draw:line>
        <draw:line draw:style-name="gr8" draw:text-style-name="P2" draw:layer="layout" svg:x1="8.356cm" svg:y1="17.61cm" svg:x2="8.334cm" svg:y2="16.614cm">
          <text:p/>
        </draw:line>
        <draw:frame draw:style-name="gr1" draw:text-style-name="P1" draw:layer="layout" svg:width="2.157cm" svg:height="1.039cm" svg:x="6.455cm" svg:y="16.35cm">
          <draw:text-box>
            <text:p><text:span text:style-name="T1"/></text:p>
            <text:p><text:span text:style-name="T1">10.3.1.11</text:span></text:p>
          </draw:text-box>
        </draw:frame>
        <draw:frame draw:style-name="gr1" draw:text-style-name="P1" draw:layer="layout" svg:width="2.157cm" svg:height="1.039cm" svg:x="6.055cm" svg:y="13.45cm">
          <draw:text-box>
            <text:p><text:span text:style-name="T1"/></text:p>
            <text:p><text:span text:style-name="T1">10.1.1.1</text:span></text:p>
          </draw:text-box>
        </draw:frame>
        <draw:frame draw:style-name="gr1" draw:text-style-name="P1" draw:layer="layout" svg:width="2.157cm" svg:height="1.039cm" svg:x="10.556cm" svg:y="16.351cm">
          <draw:text-box>
            <text:p><text:span text:style-name="T1"/></text:p>
            <text:p><text:span text:style-name="T1">10.3.1.21</text:span></text:p>
          </draw:text-box>
        </draw:frame>
        <draw:g>
          <draw:custom-shape draw:style-name="gr9" draw:text-style-name="P4" draw:layer="layout" svg:width="3.219cm" svg:height="2.075cm" svg:x="5.707cm" svg:y="14.623cm">
            <text:p text:style-name="P3"><text:span text:style-name="T2">gw01</text:span></text:p>
            <text:p text:style-name="P3"><text:span text:style-name="T3"/></text:p>
            <text:p text:style-name="P3"><text:span text:style-name="T2"><text:s/></text:span><text:span text:style-name="T4"><text:tab/></text:span></text:p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8.667cm" svg:y1="16.545cm" svg:x2="8.645cm" svg:y2="15.549cm">
            <text:p/>
          </draw:line>
          <draw:frame draw:style-name="gr1" draw:text-style-name="P6" draw:layer="layout" svg:width="2.327cm" svg:height="1.039cm" svg:x="6.351cm" svg:y="15.65cm">
            <draw:text-box>
              <text:p text:style-name="P5"><text:span text:style-name="T1">tun1</text:span></text:p>
              <text:p text:style-name="P5"><text:span text:style-name="T1">172.16.1.11</text:span></text:p>
            </draw:text-box>
          </draw:frame>
        </draw:g>
        <draw:line draw:style-name="gr4" draw:text-style-name="P2" draw:layer="layout" svg:x1="6.059cm" svg:y1="14.545cm" svg:x2="6.059cm" svg:y2="13.717cm">
          <text:p/>
        </draw:line>
        <draw:custom-shape draw:style-name="gr9" draw:text-style-name="P4" draw:layer="layout" svg:width="3.219cm" svg:height="2.075cm" svg:x="9.807cm" svg:y="14.623cm">
          <text:p text:style-name="P3"><text:span text:style-name="T2">w02</text:span></text:p>
          <text:p text:style-name="P3"><text:span text:style-name="T3"/></text:p>
          <text:p text:style-name="P3"><text:span text:style-name="T2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767cm" svg:y1="16.545cm" svg:x2="12.745cm" svg:y2="15.549cm">
          <text:p/>
        </draw:line>
        <draw:frame draw:style-name="gr1" draw:text-style-name="P6" draw:layer="layout" svg:width="2.352cm" svg:height="1.039cm" svg:x="10.451cm" svg:y="15.65cm">
          <draw:text-box>
            <text:p text:style-name="P5"><text:span text:style-name="T1">tun1</text:span></text:p>
            <text:p text:style-name="P5"><text:span text:style-name="T1">172.16.1.21</text:span></text:p>
          </draw:text-box>
        </draw:frame>
        <draw:line draw:style-name="gr11" draw:text-style-name="P2" draw:layer="layout" svg:x1="12.788cm" svg:y1="17.359cm" svg:x2="12.771cm" svg:y2="16.459cm">
          <text:p/>
        </draw:line>
        <draw:line draw:style-name="gr11" draw:text-style-name="P2" draw:layer="layout" svg:x1="12.789cm" svg:y1="17.459cm" svg:x2="8.664cm" svg:y2="17.485cm">
          <text:p/>
        </draw:line>
        <draw:line draw:style-name="gr11" draw:text-style-name="P2" draw:layer="layout" svg:x1="8.689cm" svg:y1="17.359cm" svg:x2="8.672cm" svg:y2="16.459cm">
          <text:p/>
        </draw:line>
        <draw:frame draw:style-name="gr12" draw:text-style-name="P1" draw:layer="layout" svg:width="2.255cm" svg:height="1.039cm" svg:x="2.261cm" svg:y="13.884cm">
          <draw:text-box>
            <text:p><text:span text:style-name="T1">blue</text:span></text:p>
            <text:p><text:span text:style-name="T1">10.1.1.0/24</text:span></text:p>
          </draw:text-box>
        </draw:frame>
        <draw:frame draw:style-name="gr12" draw:text-style-name="P1" draw:layer="layout" svg:width="2.945cm" svg:height="1.039cm" svg:x="6.063cm" svg:y="17.786cm">
          <draw:text-box>
            <text:p><text:span text:style-name="T1">Red (untrusted)</text:span></text:p>
            <text:p><text:span text:style-name="T1">10.3.1.0/2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9-25T23:30:06.427897817</dc:date>
    <meta:editing-duration>PT8H20M59S</meta:editing-duration>
    <meta:editing-cycles>41</meta:editing-cycles>
    <meta:generator>LibreOffice/6.4.7.2$Linux_X86_64 LibreOffice_project/40$Build-2</meta:generator>
    <meta:document-statistic meta:object-count="52"/>
  </office:meta>
</office:document-meta>
</file>